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01cm" style:rel-column-width="8485*"/>
    </style:style>
    <style:style style:name="Table1.B" style:family="table-column">
      <style:table-column-properties style:column-width="9.132cm" style:rel-column-width="35201*"/>
    </style:style>
    <style:style style:name="Table1.C" style:family="table-column">
      <style:table-column-properties style:column-width="5.667cm" style:rel-column-width="218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01cm" style:rel-column-width="8485*"/>
    </style:style>
    <style:style style:name="Table2.B" style:family="table-column">
      <style:table-column-properties style:column-width="9.132cm" style:rel-column-width="35201*"/>
    </style:style>
    <style:style style:name="Table2.C" style:family="table-column">
      <style:table-column-properties style:column-width="5.667cm" style:rel-column-width="218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6714" officeooo:paragraph-rsid="000f6714"/>
    </style:style>
    <style:style style:name="P2" style:family="paragraph" style:parent-style-name="Table_20_Contents">
      <style:paragraph-properties fo:text-align="center" style:justify-single-word="false"/>
      <style:text-properties officeooo:rsid="000f6714" officeooo:paragraph-rsid="000f6714"/>
    </style:style>
    <style:style style:name="P3" style:family="paragraph" style:parent-style-name="Table_20_Contents">
      <style:paragraph-properties fo:text-align="center" style:justify-single-word="false"/>
      <style:text-properties officeooo:rsid="000f6714" officeooo:paragraph-rsid="0014d85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6714" officeooo:paragraph-rsid="000f6714" style:font-weight-asian="bold" style:font-weight-complex="bold"/>
    </style:style>
    <style:style style:name="P5" style:family="paragraph" style:parent-style-name="Table_20_Contents">
      <style:text-properties officeooo:paragraph-rsid="000f6714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text-properties officeooo:rsid="001155e3" officeooo:paragraph-rsid="001155e3"/>
    </style:style>
    <style:style style:name="P8" style:family="paragraph" style:parent-style-name="Table_20_Contents">
      <style:text-properties officeooo:rsid="001155e3" officeooo:paragraph-rsid="00134306"/>
    </style:style>
    <style:style style:name="P9" style:family="paragraph" style:parent-style-name="Table_20_Contents">
      <style:text-properties officeooo:rsid="0014d857" officeooo:paragraph-rsid="0014d857"/>
    </style:style>
    <style:style style:name="P10" style:family="paragraph" style:parent-style-name="Table_20_Contents">
      <style:text-properties officeooo:rsid="0014d857" officeooo:paragraph-rsid="001614e2"/>
    </style:style>
    <style:style style:name="P11" style:family="paragraph" style:parent-style-name="Table_20_Contents">
      <style:text-properties officeooo:rsid="001614e2" officeooo:paragraph-rsid="001614e2"/>
    </style:style>
    <style:style style:name="P12" style:family="paragraph" style:parent-style-name="Table_20_Contents">
      <style:text-properties officeooo:rsid="00179fd8" officeooo:paragraph-rsid="00179fd8"/>
    </style:style>
    <style:style style:name="P13" style:family="paragraph" style:parent-style-name="Table_20_Contents">
      <style:text-properties officeooo:paragraph-rsid="001d8e21"/>
    </style:style>
    <style:style style:name="T1" style:family="text">
      <style:text-properties officeooo:rsid="000f6714"/>
    </style:style>
    <style:style style:name="T2" style:family="text">
      <style:text-properties officeooo:rsid="00134306"/>
    </style:style>
    <style:style style:name="T3" style:family="text">
      <style:text-properties officeooo:rsid="001614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68229536880">
          <table:table-cell table:style-name="Table1.A1" office:value-type="string">
            <text:p text:style-name="P4">Steps</text:p>
          </table:table-cell>
          <table:table-cell table:style-name="Table1.A1" office:value-type="string">
            <text:p text:style-name="P4">Actions </text:p>
          </table:table-cell>
          <table:table-cell table:style-name="Table1.C1" office:value-type="string">
            <text:p text:style-name="P4">Remarks</text:p>
          </table:table-cell>
        </table:table-row>
        <table:table-row table:style-name="TableLine94768229728800">
          <table:table-cell table:style-name="Table1.A2" office:value-type="string">
            <text:p text:style-name="P2">Step <text:span text:style-name="T3">1</text:span></text:p>
          </table:table-cell>
          <table:table-cell table:style-name="Table1.A2" office:value-type="string">
            <text:p text:style-name="P1">Go to the Terminal 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0608">
          <table:table-cell table:style-name="Table1.A2" office:value-type="string">
            <text:p text:style-name="P2">Step <text:span text:style-name="T3">2</text:span></text:p>
          </table:table-cell>
          <table:table-cell table:style-name="Table1.A2" office:value-type="string">
            <text:p text:style-name="P1">Check the java version.</text:p>
            <text:p text:style-name="P5"/>
            <text:p text:style-name="P5"><text:span text:style-name="T1"><text:s/></text:span>java --version</text:p>
          </table:table-cell>
          <table:table-cell table:style-name="Table1.C2" office:value-type="string">
            <text:p text:style-name="P12">Java is prerequsite.</text:p>
            <text:p text:style-name="P12">Openjdk 17.0.14. </text:p>
            <text:p text:style-name="P12">Ensure you have 17 or higher.</text:p>
          </table:table-cell>
        </table:table-row>
        <table:table-row table:style-name="TableLine94768229731408">
          <table:table-cell table:style-name="Table1.A2" office:value-type="string">
            <text:p text:style-name="P2">Step <text:span text:style-name="T3">3</text:span></text:p>
          </table:table-cell>
          <table:table-cell table:style-name="Table1.A2" office:value-type="string">
            <text:p text:style-name="Table_20_Contents">sudo wget -O /usr/share/keyrings/jenkins-keyring.asc <text:s text:c="2"/>https://pkg.jenkins.io/debian-stable/jenkins.io-2023.key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2256">
          <table:table-cell table:style-name="Table1.A2" office:value-type="string">
            <text:p text:style-name="P2">Step <text:span text:style-name="T3">4</text:span></text:p>
          </table:table-cell>
          <table:table-cell table:style-name="Table1.A2" office:value-type="string">
            <text:p text:style-name="Table_20_Contents">echo "deb [signed-by=/usr/share/keyrings/jenkins-keyring.asc]" <text:s text:c="2"/>https://pkg.jenkins.io/debian-stable binary/ | sudo tee <text:s text:c="2"/>/etc/apt/sources.list.d/jenkins.list &gt; /dev/null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3056">
          <table:table-cell table:style-name="Table1.A2" office:value-type="string">
            <text:p text:style-name="P2">Step <text:span text:style-name="T3">5</text:span></text:p>
          </table:table-cell>
          <table:table-cell table:style-name="Table1.A2" office:value-type="string">
            <text:p text:style-name="Table_20_Contents">sudo apt-get update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3968">
          <table:table-cell table:style-name="Table1.A2" office:value-type="string">
            <text:p text:style-name="P2">Step <text:span text:style-name="T3">6</text:span></text:p>
          </table:table-cell>
          <table:table-cell table:style-name="Table1.A2" office:value-type="string">
            <text:p text:style-name="Table_20_Contents">sudo apt-get install fontconfig openjdk-17-jre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4928">
          <table:table-cell table:style-name="Table1.A2" office:value-type="string">
            <text:p text:style-name="P2">Step <text:span text:style-name="T3">7</text:span></text:p>
          </table:table-cell>
          <table:table-cell table:style-name="Table1.A2" office:value-type="string">
            <text:p text:style-name="Table_20_Contents">sudo apt-get install jenkin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5888">
          <table:table-cell table:style-name="Table1.A2" office:value-type="string">
            <text:p text:style-name="P2">Step <text:span text:style-name="T3">8</text:span></text:p>
          </table:table-cell>
          <table:table-cell table:style-name="Table1.A2" office:value-type="string">
            <text:p text:style-name="P13">sudo systemctl status jenkins</text:p>
          </table:table-cell>
          <table:table-cell table:style-name="Table1.C2" office:value-type="string">
            <text:p text:style-name="P6">aijuser@dhruv:~$ sudo systemctl status jenkins</text:p>
            <text:p text:style-name="P6">[sudo] password for aijuser: </text:p>
            <text:p text:style-name="P6">● jenkins.service - Jenkins Continuous Integration Server</text:p>
            <text:p text:style-name="P6"><text:s text:c="5"/>Loaded: loaded (/lib/systemd/system/jenkins.service; enabled; vendor preset: enabled)</text:p>
            <text:p text:style-name="P6"><text:s text:c="5"/>Active: active (running) since Tue 2025-02-18 14:18:29 IST; 24min ago</text:p>
            <text:p text:style-name="P6"><text:s text:c="3"/>Main PID: 2135721 (java)</text:p>
            <text:p text:style-name="P6"><text:s text:c="6"/>Tasks: 67 (limit: 18896)</text:p>
            <text:p text:style-name="P6"><text:s text:c="5"/>Memory: 857.1M</text:p>
            <text:p text:style-name="P6"><text:s text:c="5"/>CGroup: /system.slice/jenkins.service</text:p>
            <text:p text:style-name="P6"><text:s text:c="13"/>└─2135721 /usr/bin/java -Djava.awt.headless=true -jar /usr/share/java/jenkins.war --webroot=/var/cache/jenki&gt;</text:p>
            <text:p text:style-name="P6"/>
            <text:p text:style-name="P6">Feb 18 14:25:19 dhruv jenkins[2135721]: 2025-02-18 08:55:19.299+0000 [id=308] <text:s text:c="7"/>INFO <text:s text:c="7"/>jenkins.InitReactorRunne&gt;</text:p>
            <text:p text:style-name="P6">Feb 18 14:25:19 dhruv jenkins[2135721]: 2025-02-18 08:55:19.300+0000 [id=314] <text:s text:c="7"/>INFO <text:s text:c="7"/>jenkins.InitReactorRunne&gt;</text:p>
            <text:p text:style-name="P6">Feb 18 14:25:19 dhruv jenkins[2135721]: 2025-02-18 08:55:19.309+0000 [id=323] <text:s text:c="7"/>INFO <text:s text:c="7"/>jenkins.InitReactorRunne&gt;</text:p>
            <text:p text:style-name="P6">Feb 18 14:25:19 dhruv jenkins[2135721]: 2025-02-18 08:55:19.311+0000 [id=327] <text:s text:c="7"/>INFO <text:s text:c="7"/>jenkins.InitReactorRunne&gt;</text:p>
            <text:p text:style-name="P6">Feb 18 14:25:19 dhruv jenkins[2135721]: 2025-02-18 08:55:19.311+0000 [id=300] <text:s text:c="7"/>INFO <text:s text:c="7"/>jenkins.InitReactorRunne&gt;</text:p>
            <text:p text:style-name="P6">Feb 18 14:25:19 dhruv jenkins[2135721]: 2025-02-18 08:55:19.311+0000 [id=319] <text:s text:c="7"/>INFO <text:s text:c="7"/>jenkins.InitReactorRunne&gt;</text:p>
            <text:p text:style-name="P6">Feb 18 14:25:19 dhruv jenkins[2135721]: 2025-02-18 08:55:19.350+0000 [id=299] <text:s text:c="7"/>INFO <text:s text:c="7"/>jenkins.InitReactorRunne&gt;</text:p>
            <text:p text:style-name="P6">Feb 18 14:25:19 dhruv jenkins[2135721]: 2025-02-18 08:55:19.351+0000 [id=314] <text:s text:c="7"/>INFO <text:s text:c="7"/>jenkins.InitReactorRunne&gt;</text:p>
            <text:p text:style-name="P6">Feb 18 14:25:19 dhruv jenkins[2135721]: 2025-02-18 08:55:19.492+0000 [id=316] <text:s text:c="7"/>INFO <text:s text:c="7"/>jenkins.InitReactorRunne&gt;</text:p>
            <text:p text:style-name="P6">Feb 18 14:25:19 dhruv jenkins[2135721]: 2025-02-18 08:55:19.493+0000 [id=135] <text:s text:c="7"/>INFO <text:s text:c="7"/>h.m.UpdateCenter$Complet&gt;</text:p>
            <text:p text:style-name="P6">lines 1-19/19 (END)</text:p>
          </table:table-cell>
        </table:table-row>
        <table:table-row table:style-name="TableLine94768229736768">
          <table:table-cell table:style-name="Table1.A2" office:value-type="string">
            <text:p text:style-name="P2">Step <text:span text:style-name="T3">9</text:span></text:p>
          </table:table-cell>
          <table:table-cell table:style-name="Table1.A2" office:value-type="string">
            <text:p text:style-name="P7">Go to browser search</text:p>
            <text:p text:style-name="P7"/>
            <text:p text:style-name="P7"><text:a xlink:type="simple" xlink:href="http://localhost:8080/" text:style-name="Internet_20_link" text:visited-style-name="Visited_20_Internet_20_Link">http://localhost:8080/</text:a> 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7728">
          <table:table-cell table:style-name="Table1.A2" office:value-type="string">
            <text:p text:style-name="P2">Step <text:span text:style-name="T3">10</text:span></text:p>
          </table:table-cell>
          <table:table-cell table:style-name="Table1.A2" office:value-type="string">
            <text:p text:style-name="P7">You need a Administrated Password.</text:p>
            <text:p text:style-name="P7"/>
            <text:p text:style-name="P7">0d17a5529f224928917c46a072a90a07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8688">
          <table:table-cell table:style-name="Table1.A2" office:value-type="string">
            <text:p text:style-name="P2">Step <text:span text:style-name="T3">11</text:span></text:p>
          </table:table-cell>
          <table:table-cell table:style-name="Table1.A2" office:value-type="string">
            <text:p text:style-name="P7">Click install Suggested plugin. <text:span text:style-name="T2">Your packages as be installing wait a minute. </text:span><text:s/>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39648">
          <table:table-cell table:style-name="Table1.A2" office:value-type="string">
            <text:p text:style-name="P2">Step <text:span text:style-name="T3">12</text:span></text:p>
          </table:table-cell>
          <table:table-cell table:style-name="Table1.A2" office:value-type="string">
            <text:p text:style-name="P7">Click Continue button 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Line94768229740608">
          <table:table-cell table:style-name="Table1.A2" office:value-type="string">
            <text:p text:style-name="P2">Step <text:span text:style-name="T3">13</text:span></text:p>
          </table:table-cell>
          <table:table-cell table:style-name="Table1.A2" office:value-type="string">
            <text:p text:style-name="P8"><text:span text:style-name="T2">Create a First Admin user. </text:span>Fill the <text:span text:style-name="T2">user</text:span>name, passwords,<text:span text:style-name="T2">Full name,</text:span> and Gmail. 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68229741568">
          <table:table-cell table:style-name="Table1.A2" office:value-type="string">
            <text:p text:style-name="P2">Step <text:span text:style-name="T3">14</text:span></text:p>
          </table:table-cell>
          <table:table-cell table:style-name="Table1.A2" office:value-type="string">
            <text:p text:style-name="P9">Click save and continue button.</text:p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68229742448">
          <table:table-cell table:style-name="Table2.A1" office:value-type="string">
            <text:p text:style-name="P3">Step <text:span text:style-name="T3">15</text:span></text:p>
          </table:table-cell>
          <table:table-cell table:style-name="Table2.A1" office:value-type="string">
            <text:p text:style-name="P9">You will see a instance configuration </text:p>
            <text:p text:style-name="P9">Jenkins URL : http://localhost:8080/</text:p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Line94768229750416">
          <table:table-cell table:style-name="Table2.A2" office:value-type="string">
            <text:p text:style-name="P3">Step <text:span text:style-name="T3">16</text:span></text:p>
          </table:table-cell>
          <table:table-cell table:style-name="Table2.A2" office:value-type="string">
            <text:p text:style-name="P11">Click the button save and finish.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768229752272">
          <table:table-cell table:style-name="Table2.A2" office:value-type="string">
            <text:p text:style-name="P3">Step <text:span text:style-name="T3">17</text:span></text:p>
          </table:table-cell>
          <table:table-cell table:style-name="Table2.A2" office:value-type="string">
            <text:p text:style-name="P10">You will see a <text:span text:style-name="T3">Jenkins is ready </text:span></text:p>
            <text:p text:style-name="P10"/>
            <text:p text:style-name="P11">Click Using Jenkins. Now you will be here Jenkins Dashboard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4:29:40.567233904</meta:creation-date>
    <dc:date>2025-05-09T12:21:48.916217790</dc:date>
    <meta:editing-duration>PT43M20S</meta:editing-duration>
    <meta:editing-cycles>8</meta:editing-cycles>
    <meta:generator>LibreOffice/6.4.7.2$Linux_X86_64 LibreOffice_project/40$Build-2</meta:generator>
    <meta:document-statistic meta:table-count="2" meta:image-count="0" meta:object-count="0" meta:page-count="2" meta:paragraph-count="66" meta:word-count="322" meta:character-count="2949" meta:non-whitespace-character-count="2495"/>
  </office:meta>
</office:document-meta>
</file>